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a826" officeooo:paragraph-rsid="0018a826"/>
    </style:style>
    <style:style style:name="P2" style:family="paragraph" style:parent-style-name="Standard" style:list-style-name="L2">
      <style:text-properties officeooo:rsid="0018a826" officeooo:paragraph-rsid="0018a826"/>
    </style:style>
    <style:style style:name="P3" style:family="paragraph" style:parent-style-name="Standard" style:list-style-name="L2">
      <style:text-properties officeooo:paragraph-rsid="0018a826"/>
    </style:style>
    <style:style style:name="P4" style:family="paragraph" style:parent-style-name="Standard" style:list-style-name="L2">
      <style:text-properties officeooo:rsid="001956cf" officeooo:paragraph-rsid="001956cf"/>
    </style:style>
    <style:style style:name="T1" style:family="text">
      <style:text-properties officeooo:rsid="0018a826"/>
    </style:style>
    <style:style style:name="T2" style:family="text">
      <style:text-properties officeooo:rsid="001956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taire d<text:span text:style-name="T2">e</text:span> texte</text:p>
      <text:p text:style-name="P1">Étapes :</text:p>
      <text:list xml:id="list9171005492359885180" text:style-name="L2">
        <text:list-item>
          <text:p text:style-name="P3"><text:span text:style-name="T1">Essayer de comprendre le texte</text:span></text:p>
          <text:list>
            <text:list-item>
              <text:p text:style-name="P4">Lire et relire</text:p>
            </text:list-item>
          </text:list>
        </text:list-item>
        <text:list-item>
          <text:p text:style-name="P2">L’interpréter</text:p>
          <text:list>
            <text:list-item>
              <text:p text:style-name="P2">Proposer plusieurs interprétations d’un même passage</text:p>
            </text:list-item>
            <text:list-item>
              <text:p text:style-name="P2">Essayer de voir quelle est l’interprétation la plus probable</text:p>
              <text:p text:style-name="P2">Parfois, on voit qu’il est difficile de trancher</text:p>
            </text:list-item>
          </text:list>
        </text:list-item>
        <text:list-item>
          <text:p text:style-name="P2">Montrer les présupposés d’un texte</text:p>
          <text:list>
            <text:list-item>
              <text:p text:style-name="P2">Rendre explicite ce qui n’est qu’implicite dans le texte</text:p>
            </text:list-item>
          </text:list>
        </text:list-item>
        <text:list-item>
          <text:p text:style-name="P4">Discuter les arguments de l’auteur</text:p>
          <text:list>
            <text:list-item>
              <text:p text:style-name="P4">Est-ce que les arguments me semblent acceptables 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08:49:56.603000000</meta:creation-date>
    <dc:date>2018-09-10T08:58:17.348000000</dc:date>
    <meta:editing-duration>PT8M20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2" meta:word-count="74" meta:character-count="433" meta:non-whitespace-character-count="381"/>
  </office:meta>
</office:document-meta>
</file>